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0f26" officeooo:paragraph-rsid="000b0f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piración : tomar referencias de otras empresas grandes, ganas de crear una empresa propria para así poder crear nuestros propios proyec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0:56:26.265000000</meta:creation-date>
    <dc:date>2018-10-29T12:44:02.197000000</dc:date>
    <meta:editing-duration>PT1H37M25S</meta:editing-duration>
    <meta:editing-cycles>1</meta:editing-cycles>
    <meta:document-statistic meta:table-count="0" meta:image-count="0" meta:object-count="0" meta:page-count="1" meta:paragraph-count="1" meta:word-count="21" meta:character-count="142" meta:non-whitespace-character-count="122"/>
    <meta:generator>LibreOffice/5.3.4.2$Windows_X86_64 LibreOffice_project/f82d347ccc0be322489bf7da61d7e4ad13fe2ff3</meta:generator>
  </office:meta>
</office:document-meta>
</file>